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7:54:50.605638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3T23:16:33.264633800</dc:date>
    <meta:editing-duration>P2DT6H54M33S</meta:editing-duration>
    <meta:editing-cycles>211</meta:editing-cycles>
    <meta:generator>LibreOffice/5.2.2.2.0$Linux_X86_64 LibreOffice_project/20m0$Build-2</meta:generator>
    <meta:document-statistic meta:table-count="1" meta:cell-count="3243" meta:object-count="0"/>
  </office:meta>
</office:document-meta>
</file>